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ruction:</text:p>
      <text:p text:style-name="Standard"/>
      <text:p text:style-name="Standard">0x24 <text:s/>→ setting the rate <text:s text:c="7"/>Range[ 0x2F7, 0x13DE435]</text:p>
      <text:p text:style-name="Standard"><text:s/><draw:frame draw:style-name="fr1" draw:name="Object1" text:anchor-type="as-char" svg:y="-0.2437in" svg:width="2.8846in" svg:height="0.41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s text:c="3"/></text:p>
      <text:p text:style-name="Standard">0x30 <text:s/>→ setting running time of one specified random rate value, the max value is 0x0fffffff</text:p>
      <text:p text:style-name="Standard"/>
      <text:p text:style-name="Standard">Specified by VHDL program:</text:p>
      <text:p text:style-name="Standard">Random payload length rang [46, 1500]</text:p>
      <text:p text:style-name="Standard">Random rate range [800, 62500000] → packet number [1, 78125]</text:p>
      <text:p text:style-name="Standard">Alternate pattern continuous(Ceser) mode running random time range [1, 5] second</text:p>
      <text:p text:style-name="Standard">Alternate pattern <text:s/>discrete (Bai) mode running random time range [6, 10] seco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KaitiM GB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ai </meta:initial-creator>
    <meta:creation-date>2014-08-29T15:35:03</meta:creation-date>
    <dc:date>2014-08-29T17:12:31</dc:date>
    <dc:creator>jbai </dc:creator>
    <meta:editing-duration>PT1M27S</meta:editing-duration>
    <meta:editing-cycles>3</meta:editing-cycles>
    <meta:generator>LibreOffice/3.5$Linux_X86_64 LibreOffice_project/350m1$Build-2</meta:generator>
    <meta:document-statistic meta:table-count="0" meta:image-count="0" meta:object-count="1" meta:page-count="1" meta:paragraph-count="10" meta:word-count="68" meta:character-count="447" meta:non-whitespace-character-count="372"/>
  </office:meta>
</office:document-meta>
</file>

<file path=Object 1/content.xml><?xml version="1.0" encoding="utf-8"?>
<math xmlns="http://www.w3.org/1998/Math/MathML">
  <semantics>
    <mrow>
      <mi mathvariant="italic">packet</mi>
      <mrow>
        <mrow>
          <mi mathvariant="italic">number</mi>
          <mo stretchy="false">/</mo>
          <mi mathvariant="italic">seconde</mi>
        </mrow>
        <mo stretchy="false">=</mo>
        <mfrac>
          <mrow>
            <mn>1</mn>
          </mrow>
          <mrow>
            <mrow>
              <mrow>
                <mi mathvariant="italic">rate</mi>
                <mo stretchy="false">×</mo>
                <mn>16</mn>
              </mrow>
              <mo stretchy="false">×</mo>
              <msup>
                <mn>10</mn>
                <mrow>
                  <mrow>
                    <mo stretchy="false">−</mo>
                    <mn>9</mn>
                  </mrow>
                </mrow>
              </msup>
            </mrow>
          </mrow>
        </mfrac>
      </mrow>
    </mrow>
    <annotation encoding="StarMath 5.0">packet number/seconde = {1} over {rate times 16 times 10^{-9} } </annotation>
  </semantics>
</math>
</file>